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889cm"/>
    </style:style>
    <style:style style:name="co3" style:family="table-column">
      <style:table-column-properties fo:break-before="auto" style:column-width="12.859cm"/>
    </style:style>
    <style:style style:name="co4" style:family="table-column">
      <style:table-column-properties fo:break-before="auto" style:column-width="7.31cm"/>
    </style:style>
    <style:style style:name="co5" style:family="table-column">
      <style:table-column-properties fo:break-before="auto" style:column-width="12.575cm"/>
    </style:style>
    <style:style style:name="co6" style:family="table-column">
      <style:table-column-properties fo:break-before="auto" style:column-width="5.918cm"/>
    </style:style>
    <style:style style:name="co7" style:family="table-column">
      <style:table-column-properties fo:break-before="auto" style:column-width="12.816cm"/>
    </style:style>
    <style:style style:name="co8" style:family="table-column">
      <style:table-column-properties fo:break-before="auto" style:column-width="5.191cm"/>
    </style:style>
    <style:style style:name="co9" style:family="table-column">
      <style:table-column-properties fo:break-before="auto" style:column-width="12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286cm" fo:break-before="auto" style:use-optimal-row-height="true"/>
    </style:style>
    <style:style style:name="ro4" style:family="table-row">
      <style:table-row-properties style:row-height="1.695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tériel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6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Thème</text:p>
          </table:table-cell>
          <table:table-cell table:style-name="ce1" office:value-type="string" calcext:value-type="string">
            <text:p>Menaces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Retenu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<text:s/>Usage d’un équipement ou d’un matériel</text:p>
          </table:table-cell>
          <table:table-cell office:value-type="string" calcext:value-type="string">
            <text:p>utilisation abusive d’un ordinateur à des fins personnelles, voire pour un </text:p>
            <text:p>usage inapproprié ou illicite 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/Non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tockage de fichiers personnels sur l’ordinateur de bureau (ex. vidéos non </text:p>
            <text:p>Professionnelles) 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<text:s/>usage d’une imprimante à des fins personnelles ou au détriment d’autrui 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/Non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tockage d’informations sensibles sur des supports inappropriés (disque </text:p>
            <text:p>dur non protégé, clé USB, CDROM laissé sur un bureau…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/Non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perte ou vol d’un ordinateur (surtout portable), ou d’un support de don</text:p>
            <text:p>nées électronique (clé USB, CDROM, disque dur amovible) notamment </text:p>
            <text:p>lors d’un déplacement ou d’un déménagement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<text:s/>Observation d’un équipement</text:p>
          </table:table-cell>
          <table:table-cell office:value-type="string" calcext:value-type="string">
            <text:p>observation d’un écran à travers une fenêtre 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observation de la saisie d’un code au clavier 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écoute d’une conversation diffusée sur les haut-parleurs de l’ordinateu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/Non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géolocalisation d’un matériel (à partir de son adresse IP ou par le réseau </text:p>
            <text:p>Téléphonique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/Non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interception de signaux compromettants émis par l’affichage à l’écran ou </text:p>
            <text:p>les touches du clav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ui/Non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pose d’un dispositif-espion matériel (keylogger) sur la face arrière d’un </text:p>
            <text:p>poste de travai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9">
            <text:p>Fonctionnement du matériel</text:p>
          </table:table-cell>
          <table:table-cell office:value-type="string" calcext:value-type="string">
            <text:p>surcharge d’un disque dur ou d’un serveur aboutissant à une pan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erturbations électriques ou électromagnétiqu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/>
          <table:covered-table-cell/>
          <table:table-cell office:value-type="string" calcext:value-type="string">
            <text:p>panne électrique involontaire (remplacement d’un poste par un ordinateur </text:p>
            <text:p>plus consommateur en énergie, rupture de câbles électriques suite à des </text:p>
            <text:p>travaux de terrassement, court-circuit dû à la foudre, erreur de branche</text:p>
            <text:p>ment ou incident électrique…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vieillissement du matériel susceptible d’entraîner un crash du disque du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multiples déplacements du matériel (ordinateur portable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i/Non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ordinateur travaillant dans un milieu pollué, humide, ou corrosif (atelier </text:p>
            <text:p>industriel…), ou en présence d’ondes électromagnétiques ou de vibra</text:p>
            <text:p>tions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ui/Non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chute du matériel pendant une installation ou un déménagement (voir </text:p>
            <text:p>Vandalisme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<text:s/>effacement des données par passage d’un aimant sur un disque du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ui/Non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présence d’un code malveillant destiné à empêcher le fonctionnement de </text:p>
            <text:p>tout ou partie du matériel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i/Non</text:p>
          </table:table-cell>
        </table:table-row>
        <table:table-row table:style-name="ro1" table:number-rows-repeated="16">
          <table:table-cell/>
          <table:table-cell table:style-name="ce4" table:number-columns-repeated="2"/>
          <table:table-cell table:style-name="ce7"/>
          <table:table-cell table:style-name="Default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style-name="Default"/>
        </table:table-row>
      </table:table>
      <table:table table:name="Logiciels" table:style-name="ta1">
        <table:table-column table:style-name="co1" table:default-cell-style-name="Default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6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Thème</text:p>
          </table:table-cell>
          <table:table-cell table:style-name="ce1" office:value-type="string" calcext:value-type="string">
            <text:p>Menaces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Retenu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16">
            <text:p>Menaces sur l’usage de logiciels</text:p>
          </table:table-cell>
          <table:table-cell office:value-type="string" calcext:value-type="string">
            <text:p>un logiciel est piégé (keylogger), ou corrompu par un code malveil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/Non</text:p>
          </table:table-cell>
        </table:table-row>
        <table:table-row table:style-name="ro5">
          <table:table-cell/>
          <table:covered-table-cell/>
          <table:table-cell office:value-type="string" calcext:value-type="string">
            <text:p>un logiciel accède ou copie de manière inappropriée voire illicite des don</text:p>
            <text:p>nées métiers, des données de configuration d’équipements, ou collecte des </text:p>
            <text:p>données métiers partagées dans un réseau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/Non</text:p>
          </table:table-cell>
        </table:table-row>
        <table:table-row table:style-name="ro5">
          <table:table-cell/>
          <table:covered-table-cell/>
          <table:table-cell office:value-type="string" calcext:value-type="string">
            <text:p>un logiciel supprime de manière inappropriée des données, journaux </text:p>
            <text:p>d’événements, enregistrements de conversations, etc. qu’ils soient en mé</text:p>
            <text:p>moire, sur un disque dur ou sur un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/Non</text:p>
          </table:table-cell>
        </table:table-row>
        <table:table-row table:style-name="ro6">
          <table:table-cell/>
          <table:covered-table-cell/>
          <table:table-cell office:value-type="string" calcext:value-type="string">
            <text:p> un logiciel crée ou modifie des données de manière inappropriée : mes</text:p>
            <text:p>sages injurieux sur un forum, configuration d’un système, insertion d’une </text:p>
            <text:p>page web ou défiguration sur un site Internet, élévation de privilèges d’un </text:p>
            <text:p> compte utilisateur, effacement de traces d’opérations dans un journal </text:p>
            <text:p>d’événements, fraud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/Non</text:p>
          </table:table-cell>
        </table:table-row>
        <table:table-row table:style-name="ro7">
          <table:table-cell/>
          <table:covered-table-cell/>
          <table:table-cell office:value-type="string" calcext:value-type="string">
            <text:p>un logiciel collecte des données de configuration d’un réseau, balaie les </text:p>
            <text:p>adresses internes réseau ou recense les ports ouver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/Non</text:p>
          </table:table-cell>
        </table:table-row>
        <table:table-row table:style-name="ro7">
          <table:table-cell/>
          <table:covered-table-cell table:style-name="ce2"/>
          <table:table-cell office:value-type="string" calcext:value-type="string">
            <text:p>un logiciel exploite des données de base pour en extraire des informations </text:p>
            <text:p>confidentielles (recoupement, infocentre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/Non</text:p>
          </table:table-cell>
        </table:table-row>
        <table:table-row table:style-name="ro7">
          <table:table-cell/>
          <table:covered-table-cell/>
          <table:table-cell office:value-type="string" calcext:value-type="string">
            <text:p>un logiciel utilise des mécanismes de stéganographie pour transmettre des </text:p>
            <text:p>données discrète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un agent utilise un logiciel professionnel pour des besoins personne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/Non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un agent connecte son ordinateur portable personnel compromis par un </text:p>
            <text:p>attaquant au rése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/Non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un agent transfère systématiquement tous les messages qu’il reçoit sur un </text:p>
            <text:p>compte de messagerie personnel dont le mot de passe a été cassé par un </text:p>
            <text:p>groupe d’attaquant noto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ui/Non</text:p>
          </table:table-cell>
        </table:table-row>
        <table:table-row table:style-name="ro7">
          <table:table-cell/>
          <table:covered-table-cell/>
          <table:table-cell office:value-type="string" calcext:value-type="string">
            <text:p>une machine du réseau est compromise pour réaliser un envoi massif d’in</text:p>
            <text:p>formations par courrier électronique (spam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/Non</text:p>
          </table:table-cell>
        </table:table-row>
        <table:table-row table:style-name="ro7">
          <table:table-cell/>
          <table:covered-table-cell table:style-name="ce2"/>
          <table:table-cell office:value-type="string" calcext:value-type="string">
            <text:p>un utilisateur utilise, volontairement une copie d’un logiciel dont le fonc</text:p>
            <text:p>tionnement n’est pas garanti (par exemple une contrefaçon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i/Non</text:p>
          </table:table-cell>
        </table:table-row>
        <table:table-row table:style-name="ro7">
          <table:table-cell/>
          <table:covered-table-cell/>
          <table:table-cell office:value-type="string" calcext:value-type="string">
            <text:p>un logiciel est utilisé sans achat de la licence correspondante, ou la licence </text:p>
            <text:p>n’est pas renouvelé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ui/Non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un logiciel est analysé par l’attaquant en vue d’être corrompu : observation </text:p>
            <text:p>de son fonctionnement, observation de l’emploi de son espace mémoire, </text:p>
            <text:p>ingénierie inverse, etc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out ou partie du logiciel est détruit par un virus (bombe logique…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ui/Non</text:p>
          </table:table-cell>
        </table:table-row>
        <table:table-row table:style-name="ro4">
          <table:table-cell/>
          <table:covered-table-cell/>
          <table:table-cell office:value-type="string" calcext:value-type="string">
            <text:p>le logiciel est modifié de manière involontaire : mise à jour avec une mau</text:p>
            <text:p>vaise version, modification de la configuration en maintenance, activation </text:p>
            <text:p>ou désactivation de fonctions, changement de paramétrage du réseau, </text:p>
            <text:p>modification des règles de routage ou de résolution des noms de domaine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i/Non</text:p>
          </table:table-cell>
        </table:table-row>
        <table:table-row table:style-name="ro1" table:number-rows-repeated="3">
          <table:table-cell/>
          <table:table-cell table:style-name="ce4" table:number-columns-repeated="2"/>
          <table:table-cell table:style-name="ce7" table:number-columns-repeated="2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</table:table-row>
      </table:table>
      <table:table table:name="Réseaux" table:style-name="ta1">
        <table:table-column table:style-name="co1" table:default-cell-style-name="Default"/>
        <table:table-column table:style-name="co6" table:default-cell-style-name="ce4"/>
        <table:table-column table:style-name="co7" table:default-cell-style-name="ce4"/>
        <table:table-column table:style-name="co1" table:number-columns-repeated="2" table:default-cell-style-name="ce7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Thème</text:p>
          </table:table-cell>
          <table:table-cell table:style-name="ce1" office:value-type="string" calcext:value-type="string">
            <text:p>Menaces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Retenu</text:p>
          </table:table-cell>
        </table:table-row>
        <table:table-row table:style-name="ro5">
          <table:table-cell/>
          <table:table-cell table:style-name="ce2" office:value-type="string" calcext:value-type="string" table:number-columns-spanned="1" table:number-rows-spanned="6">
            <text:p><text:s/>Menaces sur les réseaux</text:p>
          </table:table-cell>
          <table:table-cell table:style-name="ce3" office:value-type="string" calcext:value-type="string">
            <text:p>un attaquant écoute les informations circulant sur le réseau informatique </text:p>
            <text:p>ou téléphonique, et réémet un message confidentiel vers l’adresse d’un </text:p>
            <text:p>forum publi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ui/Non</text:p>
          </table:table-cell>
        </table:table-row>
        <table:table-row table:style-name="ro1">
          <table:table-cell/>
          <table:covered-table-cell table:style-name="ce3"/>
          <table:table-cell table:style-name="ce3" office:value-type="string" calcext:value-type="string">
            <text:p>un attaquant sature le réseau par un envoi massif de messag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ui/Non</text:p>
          </table:table-cell>
        </table:table-row>
        <table:table-row table:style-name="ro7">
          <table:table-cell/>
          <table:covered-table-cell table:style-name="ce3"/>
          <table:table-cell table:style-name="ce3" office:value-type="string" calcext:value-type="string">
            <text:p>un point d’accès sans fil mal configuré permet l’écoute de l’ensemble des </text:p>
            <text:p>données qui transitent par Wif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Oui/Non</text:p>
          </table:table-cell>
        </table:table-row>
        <table:table-row table:style-name="ro7">
          <table:table-cell/>
          <table:covered-table-cell table:style-name="ce3"/>
          <table:table-cell table:style-name="ce3" office:value-type="string" calcext:value-type="string">
            <text:p>un attaquant sectionne les câbles d’une ligne téléphonique (tord la fibre </text:p>
            <text:p>optique) empêchant physiquement la transmission des message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Oui/Non</text:p>
          </table:table-cell>
        </table:table-row>
        <table:table-row table:style-name="ro7">
          <table:table-cell/>
          <table:covered-table-cell table:style-name="ce3"/>
          <table:table-cell table:style-name="ce3" office:value-type="string" calcext:value-type="string">
            <text:p>une équipe de maintenance remplace un câble existant par un autre de </text:p>
            <text:p>moins grande capacité, etc.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Oui/Non</text:p>
          </table:table-cell>
        </table:table-row>
        <table:table-row table:style-name="ro7">
          <table:table-cell/>
          <table:covered-table-cell table:style-name="ce2"/>
          <table:table-cell table:style-name="ce3" office:value-type="string" calcext:value-type="string">
            <text:p>des voleurs dérobent les câbles de transmission en cuivre pour les revendre </text:p>
            <text:p>à la ferraill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Oui/Non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ersonnels" table:style-name="ta1">
        <table:table-column table:style-name="co1" table:default-cell-style-name="Default"/>
        <table:table-column table:style-name="co6" table:default-cell-style-name="ce3"/>
        <table:table-column table:style-name="co7" table:default-cell-style-name="ce3"/>
        <table:table-column table:style-name="co1" table:number-columns-repeated="2" table:default-cell-style-name="ce6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Thème</text:p>
          </table:table-cell>
          <table:table-cell table:style-name="ce1" office:value-type="string" calcext:value-type="string">
            <text:p>Menaces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Retenu</text:p>
          </table:table-cell>
        </table:table-row>
        <table:table-row table:style-name="ro7">
          <table:table-cell/>
          <table:table-cell table:style-name="ce2" office:value-type="string" calcext:value-type="string" table:number-columns-spanned="1" table:number-rows-spanned="9">
            <text:p>Menaces sur les personnels</text:p>
          </table:table-cell>
          <table:table-cell office:value-type="string" calcext:value-type="string">
            <text:p>l’unique administrateur d’une application critique est victime d’une épi</text:p>
            <text:p>démie de gri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/Non</text:p>
          </table:table-cell>
        </table:table-row>
        <table:table-row table:style-name="ro7">
          <table:table-cell/>
          <table:covered-table-cell/>
          <table:table-cell office:value-type="string" calcext:value-type="string">
            <text:p>une grève des transports paralyse l’accès au site hébergeant les postes de </text:p>
            <text:p>Trav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/Non</text:p>
          </table:table-cell>
        </table:table-row>
        <table:table-row table:style-name="ro7">
          <table:table-cell/>
          <table:covered-table-cell/>
          <table:table-cell office:value-type="string" calcext:value-type="string">
            <text:p>une contamination dans le restaurant d’entreprise crée une intoxication </text:p>
            <text:p>alimentaire chez de nombreux ag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/Non</text:p>
          </table:table-cell>
        </table:table-row>
        <table:table-row table:style-name="ro5">
          <table:table-cell/>
          <table:covered-table-cell/>
          <table:table-cell office:value-type="string" calcext:value-type="string">
            <text:p>l’un des agents se déplaçant régulièrement bavarde avec des inconnus </text:p>
            <text:p>rencontrés au wagon-bar du TGV des anomalies de fonctionnement du </text:p>
            <text:p>Systè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/Non</text:p>
          </table:table-cell>
        </table:table-row>
        <table:table-row table:style-name="ro7">
          <table:table-cell/>
          <table:covered-table-cell/>
          <table:table-cell office:value-type="string" calcext:value-type="string">
            <text:p>un agent, perturbé par une surcharge de tâches, commet des erreurs de </text:p>
            <text:p>manipulation du systè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/Non</text:p>
          </table:table-cell>
        </table:table-row>
        <table:table-row table:style-name="ro7">
          <table:table-cell/>
          <table:covered-table-cell table:style-name="ce2"/>
          <table:table-cell office:value-type="string" calcext:value-type="string">
            <text:p>l’ergonomie du poste de travail (mauvais éclairage, siège inconfortable, </text:p>
            <text:p>etc.) nuit au bon usage du logicie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/Non</text:p>
          </table:table-cell>
        </table:table-row>
        <table:table-row table:style-name="ro7">
          <table:table-cell/>
          <table:covered-table-cell/>
          <table:table-cell office:value-type="string" calcext:value-type="string">
            <text:p>un agent passe une part significative de son temps de travail sur les sites </text:p>
            <text:p>de jeux en ligne, ce qui nuit à l’efficacité du systè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/Non</text:p>
          </table:table-cell>
        </table:table-row>
        <table:table-row table:style-name="ro7">
          <table:table-cell/>
          <table:covered-table-cell/>
          <table:table-cell office:value-type="string" calcext:value-type="string">
            <text:p>l’agent expert dans l’usage d’une fonction critique du système demande sa </text:p>
            <text:p>mutation pour se rapprocher de son conjo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/Non</text:p>
          </table:table-cell>
        </table:table-row>
        <table:table-row table:style-name="ro5">
          <table:table-cell/>
          <table:covered-table-cell/>
          <table:table-cell office:value-type="string" calcext:value-type="string">
            <text:p>une réorganisation ou un déménagement rompent les échanges entre per</text:p>
            <text:p>sonnes qui s’étaient établies pour pallier les faiblesses fonctionnelles du </text:p>
            <text:p>Systè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/Non</text:p>
          </table:table-cell>
        </table:table-row>
        <table:table-row table:style-name="ro1" table:number-rows-repeated="2">
          <table:table-cell/>
          <table:table-cell table:style-name="ce4" table:number-columns-repeated="2"/>
          <table:table-cell table:style-name="ce7" table:number-columns-repeated="2"/>
        </table:table-row>
        <table:table-row table:style-name="ro1">
          <table:table-cell/>
          <table:table-cell table:style-name="ce8"/>
          <table:table-cell table:style-name="ce4"/>
          <table:table-cell table:style-name="ce7" table:number-columns-repeated="2"/>
        </table:table-row>
        <table:table-row table:style-name="ro1" table:number-rows-repeated="3">
          <table:table-cell/>
          <table:table-cell table:style-name="ce4" table:number-columns-repeated="2"/>
          <table:table-cell table:style-name="ce7" table:number-columns-repeated="2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</table:table-row>
      </table:table>
      <table:table table:name="Locaux" table:style-name="ta1">
        <table:table-column table:style-name="co1" table:default-cell-style-name="Default"/>
        <table:table-column table:style-name="co8" table:default-cell-style-name="ce4"/>
        <table:table-column table:style-name="co9" table:default-cell-style-name="ce4"/>
        <table:table-column table:style-name="co1" table:number-columns-repeated="2" table:default-cell-style-name="ce7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Thème</text:p>
          </table:table-cell>
          <table:table-cell table:style-name="ce1" office:value-type="string" calcext:value-type="string">
            <text:p>Menaces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Retenu</text:p>
          </table:table-cell>
        </table:table-row>
        <table:table-row table:style-name="ro7">
          <table:table-cell/>
          <table:table-cell table:style-name="ce2" office:value-type="string" calcext:value-type="string" table:number-columns-spanned="1" table:number-rows-spanned="3">
            <text:p>Menaces sur les locaux</text:p>
          </table:table-cell>
          <table:table-cell table:style-name="ce3" office:value-type="string" calcext:value-type="string">
            <text:p>il existe un risque qu’un incendie se déclenche dans les locaux sans être </text:p>
            <text:p>Détecté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ui/Non</text:p>
          </table:table-cell>
        </table:table-row>
        <table:table-row table:style-name="ro5">
          <table:table-cell/>
          <table:covered-table-cell table:style-name="ce3"/>
          <table:table-cell table:style-name="ce3" office:value-type="string" calcext:value-type="string">
            <text:p>le bâtiment hébergeant le système se situe dans une zone industrielle  </text:p>
            <text:p>comportant des entreprises soumises à autorisation préfectorale (ex.  </text:p>
            <text:p>SEVESO) susceptibles de générer un accident industriel (explosion)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ui/Non</text:p>
          </table:table-cell>
        </table:table-row>
        <table:table-row table:style-name="ro7">
          <table:table-cell/>
          <table:covered-table-cell table:style-name="ce3"/>
          <table:table-cell table:style-name="ce3" office:value-type="string" calcext:value-type="string">
            <text:p>emploi de mauvais matériaux, construction défectueuse, mouvements de </text:p>
            <text:p>terrain sapant les fondations, infiltration d’eau dans le sol, etc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Oui/Non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3:58:50.164000000</meta:creation-date>
    <dc:date>2024-04-19T14:12:44.861000000</dc:date>
    <meta:editing-duration>PT13M54S</meta:editing-duration>
    <meta:editing-cycles>4</meta:editing-cycles>
    <meta:generator>LibreOffice/7.6.4.1$Windows_X86_64 LibreOffice_project/e19e193f88cd6c0525a17fb7a176ed8e6a3e2aa1</meta:generator>
    <meta:document-statistic meta:table-count="5" meta:cell-count="189" meta:object-count="0"/>
  </office:meta>
</office:document-meta>
</file>